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de" fo:country="DE" officeooo:rsid="001c0084" officeooo:paragraph-rsid="001c0084"/>
    </style:style>
    <style:style style:name="P2" style:family="paragraph" style:parent-style-name="Standard">
      <style:text-properties fo:language="de" fo:country="DE" officeooo:rsid="001c0084" officeooo:paragraph-rsid="0022c2f8"/>
    </style:style>
    <style:style style:name="P3" style:family="paragraph" style:parent-style-name="Text_20_body">
      <style:text-properties officeooo:rsid="001daae7" officeooo:paragraph-rsid="001daae7"/>
    </style:style>
    <style:style style:name="P4" style:family="paragraph" style:parent-style-name="Text_20_body">
      <style:text-properties officeooo:paragraph-rsid="0022c2f8"/>
    </style:style>
    <style:style style:name="P5" style:family="paragraph" style:parent-style-name="Title">
      <style:text-properties fo:language="de" fo:country="DE"/>
    </style:style>
    <style:style style:name="T1" style:family="text">
      <style:text-properties officeooo:rsid="001c0084"/>
    </style:style>
    <style:style style:name="T2" style:family="text">
      <style:text-properties officeooo:rsid="001daae7"/>
    </style:style>
    <style:style style:name="T3" style:family="text">
      <style:text-properties officeooo:rsid="001e2483"/>
    </style:style>
    <style:style style:name="T4" style:family="text">
      <style:text-properties officeooo:rsid="001ff19c"/>
    </style:style>
    <style:style style:name="T5" style:family="text">
      <style:text-properties officeooo:rsid="002299cb"/>
    </style:style>
    <style:style style:name="T6" style:family="text">
      <style:text-properties officeooo:rsid="0022c2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ktbeschreibung</text:p>
      <text:p text:style-name="P5"/>
      <text:p text:style-name="P2">Unser Projekt haben wir stark an den Übungen orientiert und auf dem Ergebnis der Übungen aufgebaut. </text:p>
      <text:p text:style-name="P2"><text:span text:style-name="T2">Die Datenbank wird durch hibernate in der Option hibernate.hbm2ddl.auto in der Produktion Version auf 'None' konfiguriert. In der Variante 'create' und 'create-drop' werden die Datenbankstabellen bei jedem Start des Programmes sonst neu erstellt.<text:line-break/>Die Datenbank wird bei erstmaligem Start durch das Laden eines vorher erstellten dump file eingerichtet.</text:span></text:p>
      <text:p text:style-name="P2">Da Tobias viel Erfahrung hat im Bereich Webentwicklung mit Java Enterprise Edition haben wir einige sinnvolle Erweiterungen einbauen können, die so nicht in den Übungen enthalten waren:</text:p>
      <text:list xml:id="list701373459912524007" text:style-name="L1">
        <text:list-item>
          <text:p text:style-name="P1">templates für den Seiteninhalt mit festem header und footer </text:p>
        </text:list-item>
        <text:list-item>
          <text:p text:style-name="P1">loginHandler statt sessionHandler</text:p>
        </text:list-item>
        <text:list-item>
          <text:p text:style-name="P1">anderes primefaces theme</text:p>
        </text:list-item>
      </text:list>
      <text:p text:style-name="P4">Durch die Verwendung von templates muss der webserver weniger Inhalt nachladen bei Anklicken eines linkes und die Geschwindigkeit und Antwortzeit wird erhöht durch Reduzierung des Datenaustausches.<text:line-break/><text:span text:style-name="T6">Der sessionHandler kümmert sich neben dem login auch um den Warenkorb des Kunden und die Navigation. Darüber hinaus kann hier auch das dump file für die Datenbank geladen werden.</text:span><text:line-break/>Mit eine<text:span text:style-name="T1">m</text:span> geänderten primefaces theme wollen wir uns graphisch von anderen Projekten <text:span text:style-name="T1">abheben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7:27:54.027669198</meta:creation-date>
    <dc:date>2017-03-26T17:53:57.140642073</dc:date>
    <meta:editing-duration>PT25M59S</meta:editing-duration>
    <meta:editing-cycles>10</meta:editing-cycles>
    <meta:generator>LibreOffice/5.2.1.2$Linux_X86_64 LibreOffice_project/20m0$Build-2</meta:generator>
    <meta:document-statistic meta:table-count="0" meta:image-count="0" meta:object-count="0" meta:page-count="1" meta:paragraph-count="8" meta:word-count="178" meta:character-count="1245" meta:non-whitespace-character-count="1076"/>
  </office:meta>
</office:document-meta>
</file>